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2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6" style:family="table-cell" style:parent-style-name="Default">
      <style:text-properties fo:color="#9373a5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3" style:family="table-cell" style:parent-style-name="Default">
      <style:text-properties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4" style:family="table-cell" style:parent-style-name="Default">
      <style:text-properties fo:color="#9373a5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T15" style:family="text">
      <style:text-properties fo:color="#cc7832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16" style:family="text">
      <style:text-properties fo:color="#b5b6e3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3" style:family="text">
      <style:text-properties fo:color="#a9b7c6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4" style:family="text">
      <style:text-properties fo:color="#9373a5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2" style:family="text">
      <style:text-properties fo:color="#a9b7c6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0" style:family="text">
      <style:text-properties fo:color="#908b25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18" style:family="text">
      <style:text-properties fo:color="#cc7832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5" style:family="text">
      <style:text-properties fo:color="#6a8759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21" style:family="text">
      <style:text-properties fo:color="#6897bb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17" style:family="text">
      <style:text-properties fo:color="#b9bcd1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19" style:family="text">
      <style:text-properties fo:color="#bbb529" fo:font-style="normal" fo:font-weight="normal" style:font-name-asian="JetBrains Mono" style:font-size-asian="9pt" style:font-style-asian="normal" style:font-weight-asian="normal" style:font-name-complex="JetBrains Mono" style:font-size-complex="9pt" style:font-style-complex="normal" style:font-weight-complex="normal"/>
    </style:style>
    <style:style style:name="T12" style:family="text">
      <style:text-properties fo:color="#cc7832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13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b5b6e3"/>
    </style:style>
    <style:style style:name="T14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b9bcd1"/>
    </style:style>
    <style:style style:name="T26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cc7832"/>
    </style:style>
    <style:style style:name="T27" style:family="text">
      <style:text-properties fo:color="#bbb529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28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908b25"/>
    </style:style>
    <style:style style:name="T29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6897bb"/>
    </style:style>
    <style:style style:name="T30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a9b7c6"/>
    </style:style>
    <style:style style:name="T31" style:family="text">
      <style:text-properties fo:color="#a9b7c6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32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9373a5"/>
    </style:style>
    <style:style style:name="T33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6a87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<text:span text:style-name="T12">struct </text:span><text:span text:style-name="T13">s_BMP_BITMAP_FILE_HEADER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mp_bitmap_file_header</text:p>
          </table:table-cell>
          <table:table-cell office:value-type="string" calcext:value-type="string">
            <text:p>bfType</text:p>
          </table:table-cell>
          <table:table-cell office:value-type="string" calcext:value-type="string">
            <text:p>BMP_WORD</text:p>
          </table:table-cell>
          <table:table-cell office:value-type="string" calcext:value-type="string">
            <text:p>bfType;</text:p>
          </table:table-cell>
          <table:table-cell office:value-type="string" calcext:value-type="string">
            <text:p>/* Specifies the type of file. It must be BM. */</text:p>
          </table:table-cell>
          <table:table-cell table:style-name="ce3" office:value-type="string" calcext:value-type="string">
            <text:p><text:span text:style-name="T31">bmp_file-&gt;</text:span><text:span text:style-name="T32">bmp_bitmap_file_header</text:span><text:span text:style-name="T30">-&gt;</text:span><text:span text:style-name="T32">bfType </text:span><text:span text:style-name="T30">= </text:span><text:span text:style-name="T28">BMP_MAGIC</text:span><text:span text:style-name="T26">;</text:span></text:p>
          </table:table-cell>
          <table:table-cell table:style-name="ce3" office:value-type="string" calcext:value-type="string">
            <text:p><text:span text:style-name="T12">if </text:span><text:span text:style-name="T30">(LBXMGR_DEBUG_STRUGGLE_MODE) printf(</text:span><text:span text:style-name="T33">"DEBUG: bmp_file-&gt;bmp_bitmap_file_header-&gt;bfType: %x</text:span><text:span text:style-name="T26">\n</text:span><text:span text:style-name="T33">"</text:span><text:span text:style-name="T26">, bmp_file→bmp_bitmap_file_header→bfType);</text:span></text:p>
          </table:table-cell>
          <table:table-cell table:style-name="ce3" office:value-type="string" calcext:value-type="string">
            <text:p><text:span text:style-name="T31">fwrite(&amp;(bmp_file-&gt;</text:span><text:span text:style-name="T32">bmp_bitmap_file_header</text:span><text:span text:style-name="T30">-&gt;</text:span><text:span text:style-name="T32">bfType</text:span><text:span text:style-name="T30">)</text:span><text:span text:style-name="T26">, sizeof</text:span><text:span text:style-name="T30">(bmp_file-&gt;</text:span><text:span text:style-name="T32">bmp_bitmap_file_header</text:span><text:span text:style-name="T30">-&gt;</text:span><text:span text:style-name="T32">bfType</text:span><text:span text:style-name="T30">)</text:span><text:span text:style-name="T26">, </text:span><text:span text:style-name="T29">1</text:span><text:span text:style-name="T26">, </text:span><text:span text:style-name="T30">ptr_stream_file_out)</text:span><text:span text:style-name="T26">;</text:span></text:p>
          </table:table-cell>
        </table:table-row>
        <table:table-row table:style-name="ro1">
          <table:table-cell office:value-type="string" calcext:value-type="string">
            <text:p>bmp_bitmap_file_header</text:p>
          </table:table-cell>
          <table:table-cell office:value-type="string" calcext:value-type="string">
            <text:p>bfSize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fSize;</text:p>
          </table:table-cell>
          <table:table-cell office:value-type="string" calcext:value-type="string">
            <text:p>/* Specifies the size in DWORDs of the file. <text:s/>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file_header</text:p>
          </table:table-cell>
          <table:table-cell office:value-type="string" calcext:value-type="string">
            <text:p>bfReserved1</text:p>
          </table:table-cell>
          <table:table-cell office:value-type="string" calcext:value-type="string">
            <text:p>BMP_WORD</text:p>
          </table:table-cell>
          <table:table-cell office:value-type="string" calcext:value-type="string">
            <text:p>bfReserved1;</text:p>
          </table:table-cell>
          <table:table-cell office:value-type="string" calcext:value-type="string">
            <text:p>/* Is reserved and must be set to zero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file_header</text:p>
          </table:table-cell>
          <table:table-cell office:value-type="string" calcext:value-type="string">
            <text:p>bfReserved2</text:p>
          </table:table-cell>
          <table:table-cell office:value-type="string" calcext:value-type="string">
            <text:p>BMP_WORD</text:p>
          </table:table-cell>
          <table:table-cell office:value-type="string" calcext:value-type="string">
            <text:p>bfReserved2;</text:p>
          </table:table-cell>
          <table:table-cell office:value-type="string" calcext:value-type="string">
            <text:p>/* Is reserved and must be set to zero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file_header</text:p>
          </table:table-cell>
          <table:table-cell office:value-type="string" calcext:value-type="string">
            <text:p>bfOffBits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fOffBits;</text:p>
          </table:table-cell>
          <table:table-cell office:value-type="string" calcext:value-type="string">
            <text:p>/* Specifies in bytes the offset from the BITMAPFILEHEADER to the actual bitmap in the file. */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pan text:style-name="T12">typedef struct </text:span><text:span text:style-name="T13">s_BMP_BITMAP_FILE_HEADER </text:span><text:span text:style-name="T14">BMP_BITMAP_FILE_HEADER</text:span><text:span text:style-name="T26">;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<text:span text:style-name="T27">#define </text:span><text:span text:style-name="T28">BMP_BITMAP_FILE_HEADER_LENGTH </text:span><text:span text:style-name="T29">14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<text:span text:style-name="T12">struct </text:span><text:span text:style-name="T13">s_BMP_BITMAP_INFO_HEADER</text:span><text:span text:style-name="T30">{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Size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Size;</text:p>
          </table:table-cell>
          <table:table-cell office:value-type="string" calcext:value-type="string">
            <text:p>/* Specifies the number of bytes required by the BITMAPINFOHEADER structure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Width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Width;</text:p>
          </table:table-cell>
          <table:table-cell office:value-type="string" calcext:value-type="string">
            <text:p>/* Specifies the width of the bitmap in pixels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Height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Height;</text:p>
          </table:table-cell>
          <table:table-cell office:value-type="string" calcext:value-type="string">
            <text:p>/* Specifies the height of the bitmap in pixels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Planes;</text:p>
          </table:table-cell>
          <table:table-cell office:value-type="string" calcext:value-type="string">
            <text:p>BMP_WORD</text:p>
          </table:table-cell>
          <table:table-cell office:value-type="string" calcext:value-type="string">
            <text:p>biPlanes;</text:p>
          </table:table-cell>
          <table:table-cell office:value-type="string" calcext:value-type="string">
            <text:p>/* Specifies the number of planes for the target device and must be set to 1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BitCount;</text:p>
          </table:table-cell>
          <table:table-cell office:value-type="string" calcext:value-type="string">
            <text:p>BMP_WORD</text:p>
          </table:table-cell>
          <table:table-cell office:value-type="string" calcext:value-type="string">
            <text:p>biBitCount;</text:p>
          </table:table-cell>
          <table:table-cell office:value-type="string" calcext:value-type="string">
            <text:p>/* Specifies the number of bits per pixel. This value must be 1, 4, 8, or 24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Compression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Compression;</text:p>
          </table:table-cell>
          <table:table-cell office:value-type="string" calcext:value-type="string">
            <text:p>/* Specifies the type of compression for a compressed bitmap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SizeImage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SizeImage;</text:p>
          </table:table-cell>
          <table:table-cell office:value-type="string" calcext:value-type="string">
            <text:p>/* Specifies the size in bytes of the image.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XPelsPerMeter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XPelsPerMeter;</text:p>
          </table:table-cell>
          <table:table-cell office:value-type="string" calcext:value-type="string">
            <text:p>/*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YPelsPerMeter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YPelsPerMeter;</text:p>
          </table:table-cell>
          <table:table-cell office:value-type="string" calcext:value-type="string">
            <text:p>/*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ClrUsed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ClrUsed;</text:p>
          </table:table-cell>
          <table:table-cell office:value-type="string" calcext:value-type="string">
            <text:p>/* *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p_bitmap_info_header</text:p>
          </table:table-cell>
          <table:table-cell office:value-type="string" calcext:value-type="string">
            <text:p>biClrImportant;</text:p>
          </table:table-cell>
          <table:table-cell office:value-type="string" calcext:value-type="string">
            <text:p>BMP_DWORD</text:p>
          </table:table-cell>
          <table:table-cell office:value-type="string" calcext:value-type="string">
            <text:p>biClrImportant;</text:p>
          </table:table-cell>
          <table:table-cell office:value-type="string" calcext:value-type="string">
            <text:p>/* */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pan text:style-name="T12">typedef struct </text:span><text:span text:style-name="T13">s_BMP_BITMAP_INFO_HEADER </text:span><text:span text:style-name="T14">BMP_BITMAP_INFO_HEADER</text:span><text:span text:style-name="T26">;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<text:span text:style-name="T27">#define </text:span><text:span text:style-name="T28">BMP_BITMAP_INFO_HEADER_LENGTH </text:span><text:span text:style-name="T29">40</text:span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0:54:35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0:55:45.014000000</meta:creation-date>
    <meta:editing-duration>PT1M39S</meta:editing-duration>
    <meta:editing-cycles>2</meta:editing-cycles>
    <meta:generator>LibreOffice/6.0.4.2$Windows_X86_64 LibreOffice_project/9b0d9b32d5dcda91d2f1a96dc04c645c450872bf</meta:generator>
    <dc:date>2021-02-25T10:56:15.006000000</dc:date>
    <meta:document-statistic meta:table-count="1" meta:cell-count="89" meta:object-count="0"/>
  </office:meta>
</office:document-meta>
</file>